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9cm" svg:height="2.5cm" svg:x="10cm" svg:y="1.4cm">
          <text:p text:style-name="P1">Main</text:p>
        </draw:rect>
        <draw:ellipse draw:style-name="gr1" draw:text-style-name="P2" draw:id="id2" draw:layer="layout" svg:width="6.5cm" svg:height="2.7cm" svg:x="2cm" svg:y="1.3cm">
          <text:p text:style-name="P1">lib</text:p>
        </draw:ellipse>
        <draw:ellipse draw:style-name="gr1" draw:text-style-name="P2" draw:id="id3" draw:layer="layout" svg:width="6.5cm" svg:height="2.7cm" svg:x="20.6cm" svg:y="1.3cm">
          <text:p text:style-name="P1">modules</text:p>
        </draw:ellipse>
        <draw:connector draw:style-name="gr2" draw:text-style-name="P2" draw:layer="layout" svg:x1="10cm" svg:y1="2.65cm" svg:x2="8.5cm" svg:y2="2.65cm" draw:start-shape="id1" draw:start-glue-point="3" draw:end-shape="id2" draw:end-glue-point="1">
          <text:p/>
        </draw:connector>
        <draw:connector draw:style-name="gr2" draw:text-style-name="P2" draw:layer="layout" svg:x1="19cm" svg:y1="2.65cm" svg:x2="20.6cm" svg:y2="2.65cm" draw:start-shape="id1" draw:start-glue-point="1" draw:end-shape="id3" draw:end-glue-point="3">
          <text:p/>
        </draw:connector>
        <draw:rect draw:style-name="gr1" draw:text-style-name="P4" draw:layer="layout" svg:width="5.5cm" svg:height="3cm" svg:x="1cm" svg:y="5cm">
          <text:p text:style-name="P3"><text:span text:style-name="T1">Output</text:span></text:p>
          <text:p text:style-name="P3">error<text:tab/>print_time</text:p>
          <text:p text:style-name="P3">warning<text:tab/>colour</text:p>
          <text:p text:style-name="P3">irclog<text:tab/>calc_diff</text:p>
        </draw:rect>
        <draw:rect draw:style-name="gr1" draw:text-style-name="P4" draw:layer="layout" svg:width="5cm" svg:height="3cm" svg:x="7cm" svg:y="5cm">
          <text:p text:style-name="P3"><text:span text:style-name="T1">Input</text:span></text:p>
          <text:p text:style-name="P3">parse_message</text:p>
          <text:p text:style-name="P3">parse_configfile</text:p>
          <text:p text:style-name="P3">trim<text:tab/>rtrim ltrim</text:p>
        </draw:rect>
        <draw:rect draw:style-name="gr1" draw:text-style-name="P4" draw:layer="layout" svg:width="5.5cm" svg:height="3cm" svg:x="1cm" svg:y="11.5cm">
          <text:p text:style-name="P3"><text:span text:style-name="T1">Connection</text:span></text:p>
          <text:p text:style-name="P3">do_autoping</text:p>
          <text:p text:style-name="P3">do_reconnect</text:p>
          <text:p text:style-name="P3">do_connect</text:p>
        </draw:rect>
        <draw:rect draw:style-name="gr1" draw:text-style-name="P4" draw:layer="layout" svg:width="5cm" svg:height="2.5cm" svg:x="7cm" svg:y="8.5cm">
          <text:p text:style-name="P3"><text:span text:style-name="T1">Error</text:span></text:p>
          <text:p text:style-name="P3">err_nick_taken</text:p>
          <text:p text:style-name="P3">err_4xx_default</text:p>
        </draw:rect>
        <draw:rect draw:style-name="gr1" draw:text-style-name="P4" draw:layer="layout" svg:width="5.5cm" svg:height="2.5cm" svg:x="1cm" svg:y="8.5cm">
          <text:p text:style-name="P3"><text:span text:style-name="T1">DB</text:span></text:p>
          <text:p text:style-name="P3">sync_db</text:p>
          <text:p text:style-name="P3">(DBI-&gt;connect)</text:p>
        </draw:rect>
        <draw:rect draw:style-name="gr1" draw:text-style-name="P4" draw:layer="layout" svg:width="5cm" svg:height="2cm" svg:x="7cm" svg:y="15cm">
          <text:p text:style-name="P3"><text:span text:style-name="T1">Traps</text:span></text:p>
          <text:p text:style-name="P3"><text:span text:style-name="T2">ABORT</text:span></text:p>
        </draw:rect>
        <draw:rect draw:style-name="gr1" draw:text-style-name="P4" draw:layer="layout" svg:width="5.5cm" svg:height="2cm" svg:x="1cm" svg:y="15cm">
          <text:p text:style-name="P3"><text:span text:style-name="T1">Auth</text:span></text:p>
          <text:p text:style-name="P3"><text:span text:style-name="T2">session_auth</text:span></text:p>
        </draw:rect>
        <draw:rect draw:style-name="gr1" draw:text-style-name="P4" draw:layer="layout" svg:width="5cm" svg:height="3cm" svg:x="7cm" svg:y="11.5cm">
          <text:p text:style-name="P3"><text:span text:style-name="T1">Debug</text:span></text:p>
          <text:p text:style-name="P3"><text:span text:style-name="T2">_default</text:span></text:p>
          <text:p text:style-name="P3"><text:span text:style-name="T2">bitch</text:span></text:p>
          <text:p text:style-name="P3"><text:span text:style-name="T2">state</text:span></text:p>
        </draw:rect>
        <draw:rect draw:style-name="gr1" draw:text-style-name="P4" draw:layer="layout" svg:width="5.5cm" svg:height="2cm" svg:x="1cm" svg:y="17.5cm">
          <text:p text:style-name="P3"><text:span text:style-name="T1">Handlers</text:span></text:p>
          <text:p text:style-name="P3"><text:span text:style-name="T2">on_*</text:span></text:p>
        </draw:rect>
        <draw:ellipse draw:style-name="gr1" draw:text-style-name="P2" draw:layer="layout" svg:width="4cm" svg:height="2cm" svg:x="15cm" svg:y="7.5cm">
          <text:p text:style-name="P1">Answer</text:p>
        </draw:ellipse>
        <draw:ellipse draw:style-name="gr1" draw:text-style-name="P2" draw:layer="layout" svg:width="4cm" svg:height="2cm" svg:x="15cm" svg:y="10cm">
          <text:p text:style-name="P1">Order</text:p>
        </draw:ellipse>
        <draw:ellipse draw:style-name="gr1" draw:text-style-name="P2" draw:layer="layout" svg:width="4cm" svg:height="2cm" svg:x="15cm" svg:y="12.5cm">
          <text:p text:style-name="P1">Uptime</text:p>
        </draw:ellipse>
        <draw:ellipse draw:style-name="gr1" draw:text-style-name="P2" draw:layer="layout" svg:width="4cm" svg:height="2cm" svg:x="15cm" svg:y="15cm">
          <text:p text:style-name="P1">Googlesearch</text:p>
        </draw:ellipse>
        <draw:ellipse draw:style-name="gr1" draw:text-style-name="P2" draw:layer="layout" svg:width="4cm" svg:height="2cm" svg:x="15cm" svg:y="17.5cm">
          <text:p text:style-name="P1">Privs</text:p>
        </draw:ellipse>
        <draw:ellipse draw:style-name="gr1" draw:text-style-name="P2" draw:layer="layout" svg:width="4cm" svg:height="2cm" svg:x="19.5cm" svg:y="10cm">
          <text:p text:style-name="P1">Haiku</text:p>
        </draw:ellipse>
        <draw:ellipse draw:style-name="gr1" draw:text-style-name="P2" draw:layer="layout" svg:width="4cm" svg:height="2cm" svg:x="24cm" svg:y="10cm">
          <text:p text:style-name="P1">Crypt</text:p>
        </draw:ellipse>
        <draw:ellipse draw:style-name="gr1" draw:text-style-name="P2" draw:layer="layout" svg:width="4cm" svg:height="2cm" svg:x="19.5cm" svg:y="12.5cm">
          <text:p text:style-name="P1">Search</text:p>
        </draw:ellipse>
        <draw:ellipse draw:style-name="gr1" draw:text-style-name="P2" draw:layer="layout" svg:width="4cm" svg:height="2cm" svg:x="24cm" svg:y="12.5cm">
          <text:p text:style-name="P1">Quote</text:p>
        </draw:ellipse>
        <draw:ellipse draw:style-name="gr1" draw:text-style-name="P2" draw:layer="layout" svg:width="4cm" svg:height="2cm" svg:x="19.5cm" svg:y="15cm">
          <text:p text:style-name="P1">Bash</text:p>
        </draw:ellipse>
        <draw:ellipse draw:style-name="gr1" draw:text-style-name="P2" draw:layer="layout" svg:width="4cm" svg:height="2cm" svg:x="24cm" svg:y="15cm">
          <text:p text:style-name="P1">Auth</text:p>
        </draw:ellipse>
        <draw:ellipse draw:style-name="gr1" draw:text-style-name="P2" draw:layer="layout" svg:width="4cm" svg:height="2cm" svg:x="19.5cm" svg:y="17.5cm">
          <text:p text:style-name="P1">Lart</text:p>
        </draw:ellipse>
        <draw:ellipse draw:style-name="gr1" draw:text-style-name="P2" draw:layer="layout" svg:width="4cm" svg:height="2cm" svg:x="24cm" svg:y="17.5cm">
          <text:p text:style-name="P1">Fortune</text:p>
        </draw:ellipse>
        <draw:ellipse draw:style-name="gr1" draw:text-style-name="P2" draw:layer="layout" svg:width="4cm" svg:height="2cm" svg:x="19.5cm" svg:y="7.5cm">
          <text:p text:style-name="P1">Roulette</text:p>
        </draw:ellipse>
        <draw:ellipse draw:style-name="gr1" draw:text-style-name="P2" draw:layer="layout" svg:width="4cm" svg:height="2cm" svg:x="24cm" svg:y="7.5cm">
          <text:p text:style-name="P1">Dice</text:p>
        </draw:ellipse>
        <draw:ellipse draw:style-name="gr1" draw:text-style-name="P2" draw:layer="layout" svg:width="4cm" svg:height="2cm" svg:x="15cm" svg:y="5cm">
          <text:p text:style-name="P1">Karma</text:p>
        </draw:ellipse>
        <draw:ellipse draw:style-name="gr1" draw:text-style-name="P2" draw:layer="layout" svg:width="4cm" svg:height="2cm" svg:x="19.5cm" svg:y="5cm">
          <text:p text:style-name="P1">Lastseen</text:p>
        </draw:ellipse>
        <draw:ellipse draw:style-name="gr1" draw:text-style-name="P2" draw:layer="layout" svg:width="4cm" svg:height="2cm" svg:x="24cm" svg:y="5cm">
          <text:p text:style-name="P1">Not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Anders Ossowicki</meta:initial-creator>
    <meta:creation-date>2007-05-07T09:32:11</meta:creation-date>
    <dc:creator>Anders Ossowicki</dc:creator>
    <dc:date>2007-05-07T09:55:20</dc:date>
    <dc:language>da-DK</dc:language>
    <meta:editing-cycles>2</meta:editing-cycles>
    <meta:editing-duration>PT23M1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